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paragraph-properties fo:text-align="end" style:justify-single-word="false"/>
    </style:style>
    <style:style style:name="P7" style:family="paragraph" style:parent-style-name="Standard" style:list-style-name="L6"/>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5"/>
    <style:style style:name="P15" style:family="paragraph" style:parent-style-name="Standard" style:list-style-name="L16"/>
    <style:style style:name="P16" style:family="paragraph" style:parent-style-name="Standard" style:list-style-name="L17"/>
    <style:style style:name="P17" style:family="paragraph" style:parent-style-name="Standard" style:list-style-name="L18"/>
    <style:style style:name="P18" style:family="paragraph" style:parent-style-name="Standard" style:list-style-name="L19"/>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mily Dunham</text:p>
      <text:p text:style-name="P6">CS362 Test Report 2</text:p>
      <text:p text:style-name="Standard">Overview: </text:p>
      <text:p text:style-name="Standard"/>
      <text:p text:style-name="Standard">I recognize that this test report does not represent as significant an improvement over the previous report's progress as I would like it to. However, I have now developed a structured approach to unit testing which will be relatively simple to expand to complete code coverage. </text:p>
      <text:p text:style-name="Standard"/>
      <text:p text:style-name="Standard">1) The Tests</text:p>
      <text:list xml:id="list612121627" text:style-name="L1">
        <text:list-item>
          <text:list>
            <text:list-item>
              <text:p text:style-name="P1">Structure of a test case</text:p>
            </text:list-item>
          </text:list>
        </text:list-item>
      </text:list>
      <text:list xml:id="list1701972589" text:style-name="L2">
        <text:list-item>
          <text:list>
            <text:list-item>
              <text:list>
                <text:list-header>
                  <text:p text:style-name="P2">Each test case directly targets a single function of the Dominion game. The tests all follow the general structure outlined in class of setting up a gameState, copying it, applying the function being tested to one copy and appropriate manual changes to mimic the function's desired behavior to the other copy, and then comparing the results. </text:p>
                </text:list-header>
              </text:list>
            </text:list-item>
            <text:list-item>
              <text:p text:style-name="P2">Length of test cases</text:p>
              <text:list>
                <text:list-header>
                  <text:p text:style-name="P2">Since my goal is to focus each test so that it only touches parts of the state that we know for certain the function being tested ought to touch, a test case typically has one line for each major condition of the tested function. For instance, some cardEffects add a given number of cards to the hand, but the identies of those cards can vary based on certain factors. For such an effect, an appropriate test makes sure that the correct number of cards were added to the correct player's hand, and that no unrelated sections of the game state were altered. If the tests mimicked the Dominion code more closely, they would be essentially re-implementing the game, and another test suite would be needed to verify the accuracy of the first tests, and so on. <text:s/></text:p>
                </text:list-header>
              </text:list>
            </text:list-item>
          </text:list>
        </text:list-item>
      </text:list>
      <text:list xml:id="list1572856110" text:style-name="L3">
        <text:list-item>
          <text:list>
            <text:list-item>
              <text:p text:style-name="P3">Method for choosing inputs</text:p>
              <text:list>
                <text:list-header>
                  <text:p text:style-name="P3">Inputs are currently chosen randomly. As I tune the test suite more precisely, future work may include limiting certain commonly used values to within the ranges which would be expected in normal play. </text:p>
                </text:list-header>
              </text:list>
            </text:list-item>
          </text:list>
        </text:list-item>
      </text:list>
      <text:list xml:id="list752975574" text:style-name="L4">
        <text:list-item>
          <text:list>
            <text:list-item>
              <text:p text:style-name="P4">Specification method used</text:p>
              <text:list>
                <text:list-header>
                  <text:p text:style-name="P4">The specifications or lack thereof are definitely the weakest link in my testing system. Since I had never encountered the game of Dominion before this class, I don't have the advantage of intuitive knowledge of the game rules that some of my classmates appear to possess. I have pieced together an understanding of this Dominion implementation's desired behavior from game rules, bug reports, and the structure of other students' tests.</text:p>
                </text:list-header>
              </text:list>
            </text:list-item>
          </text:list>
        </text:list-item>
      </text:list>
      <text:list xml:id="list2087619011" text:style-name="L5">
        <text:list-item>
          <text:list>
            <text:list-item>
              <text:p text:style-name="P5">How to handle segfaults/crashes</text:p>
            </text:list-item>
          </text:list>
        </text:list-item>
      </text:list>
      <text:list xml:id="list103751874" text:continue-list="list752975574" text:style-name="L4">
        <text:list-item>
          <text:list>
            <text:list-item>
              <text:list>
                <text:list-header>
                  <text:p text:style-name="P4">When permitted to, my tests print debug information which I can write to a file if necessary. For a test that fails repeatedly, that file's report of its progress tells me exactly how far it got before crashing. My current strategy is to manually inspect the code, then alternate between making small changes and re-testing the code until I've pinpointed the cause of the crash. </text:p>
                  <text:p text:style-name="P4">If the crash or segfault occurred because my test was written stupidly, I fix the test. If it's the result of a code problem, I fix the code. </text:p>
                </text:list-header>
              </text:list>
            </text:list-item>
          </text:list>
        </text:list-item>
      </text:list>
      <text:list xml:id="list210573482" text:style-name="L6">
        <text:list-item>
          <text:list>
            <text:list-item>
              <text:p text:style-name="P7">Development history of the test system</text:p>
              <text:list>
                <text:list-header>
                  <text:p text:style-name="P7">I have an unfortunate history of procrastinating these test reports until close to their deadlines, as is evident from the timestamps on my commits. My solution to this problem going forward will be to set myself a timeline of twice-per-week milestones necessary for my final report's success, and thus distribute the work in a more chronologically reasonable manner. </text:p>
                </text:list-header>
              </text:list>
            </text:list-item>
          </text:list>
        </text:list-item>
      </text:list>
      <text:list xml:id="list1215390817" text:style-name="L8">
        <text:list-item>
          <text:list>
            <text:list-item>
              <text:p text:style-name="P8"><text:soft-page-break/>Areas particularly well tested, areas that have not been thoroughly tested – remaining risks of failure</text:p>
              <text:list>
                <text:list-header>
                  <text:p text:style-name="P8">Since everyone's tests began with BuyCard and DrawCard, I feel it's safe to conclude that those areas of the code are covered by the most mature and well-developed tests. Testing approaches that we've learned in class can easily apply unit tests to code in many combinations, so it's the quality of those individual unit tests that will have the greatest impact on coverage. In my test suite as of right now, BuyCard and DrawCard are comprehensively tested, card effects tests are in progress, and testing of higher-level features such as ending the game and correct turn handling (considering that a player can pass) have yet to be implemented. </text:p>
                </text:list-header>
              </text:list>
            </text:list-item>
          </text:list>
        </text:list-item>
      </text:list>
      <text:p text:style-name="Standard"></text:p>
      <text:p text:style-name="Standard">2) The Testing Process</text:p>
      <text:list xml:id="list1020593819" text:style-name="L9">
        <text:list-item>
          <text:list>
            <text:list-item>
              <text:p text:style-name="P9">Communications with partners</text:p>
              <text:list>
                <text:list-header>
                  <text:p text:style-name="P9">Although I have advised classmates on how to solve various coding problems, I did not complete my testing for this report in time to file useful bugs to others. None of my group members submitted any bugs mentioning my username, and no active tickets at all are shown on the trac tracker. Since I have not received any emails about bugs either, I can only conclude that my group members may have been in similar situations to my own. </text:p>
                </text:list-header>
              </text:list>
            </text:list-item>
          </text:list>
        </text:list-item>
      </text:list>
      <text:list xml:id="list1565118059" text:style-name="L10">
        <text:list-item>
          <text:list>
            <text:list-item>
              <text:p text:style-name="P10">Give some representative examples, show me what a bug report and response looked like</text:p>
              <text:list>
                <text:list-header>
                  <text:p text:style-name="P10">When I have bugs to file, I'll email them directly to the recipient, and log a copy in the bug_reports directory of the project as well. I believe that a good bug report contains: </text:p>
                  <text:list>
                    <text:list-item>
                      <text:p text:style-name="P10">revision of the code where the problem was found</text:p>
                    </text:list-item>
                    <text:list-item>
                      <text:p text:style-name="P10">steps necessary to duplicate the bug (minimized, of course), including clear explanation of the testing process so that the developer can duplicate the failed test</text:p>
                    </text:list-item>
                    <text:list-item>
                      <text:p text:style-name="P10">Clear description of desired behavior and actual behavior of the code</text:p>
                    </text:list-item>
                    <text:list-item>
                      <text:p text:style-name="P10">Suggestions or insights about the bug's cause</text:p>
                    </text:list-item>
                  </text:list>
                </text:list-header>
              </text:list>
            </text:list-item>
          </text:list>
        </text:list-item>
      </text:list>
      <text:list xml:id="list1217652995" text:style-name="L11">
        <text:list-item>
          <text:list>
            <text:list-item>
              <text:p text:style-name="P11">Regression strategy, regression failures discovered</text:p>
              <text:list>
                <text:list-header>
                  <text:p text:style-name="P11">My strategy for avoiding regressions is to write a test each time a bug is found. Then running those tests will detect direct regressions. I have not personally discovered any regression failures yet in this code base. </text:p>
                </text:list-header>
              </text:list>
            </text:list-item>
          </text:list>
        </text:list-item>
      </text:list>
      <text:list xml:id="list1560857061" text:style-name="L13">
        <text:list-item>
          <text:list>
            <text:list-item>
              <text:p text:style-name="P12">Quality of code on first testing</text:p>
              <text:list>
                <text:list-header>
                  <text:p text:style-name="P12">Manual testing revealed that the code would not run without a series of undocumented arguments.</text:p>
                </text:list-header>
              </text:list>
            </text:list-item>
          </text:list>
        </text:list-item>
      </text:list>
      <text:list xml:id="list1767282789" text:style-name="L14">
        <text:list-item>
          <text:list>
            <text:list-item>
              <text:p text:style-name="P13">Quality of code when finished</text:p>
              <text:list>
                <text:list-header>
                  <text:p text:style-name="P13">I'm not finished yet. However, the game is generally functional (or at least appears functional to an inexperienced player such as myself), and the interface's most egregious shortcomings have at least been documented</text:p>
                </text:list-header>
              </text:list>
            </text:list-item>
          </text:list>
        </text:list-item>
      </text:list>
      <text:list xml:id="list1885306056" text:style-name="L15">
        <text:list-item>
          <text:list>
            <text:list-item>
              <text:p text:style-name="P14">Final status of all bugs reported so far (FIXED, WONTFIX, BOGUS…)</text:p>
              <text:list>
                <text:list-header>
                  <text:p text:style-name="P14">The only bugs I've had reported about my code are, as mentioned, the ones that I've detected myself. A majority of the ones that bug me the most are, unfortunately, WONTFIX, because they are usability problems that prevent the game from being fun to play, and in-class demonstrations have made it clear that this course's focus is on game mechanics regardless of user experience. </text:p>
                </text:list-header>
              </text:list>
            </text:list-item>
          </text:list>
        </text:list-item>
      </text:list>
      <text:p text:style-name="Standard"></text:p>
      <text:p text:style-name="Standard">3) Future Plans</text:p>
      <text:list xml:id="list50917002" text:style-name="L16">
        <text:list-item>
          <text:list>
            <text:list-item>
              <text:p text:style-name="P15">What would you have done differently, given time</text:p>
              <text:list>
                <text:list-header>
                  <text:p text:style-name="P15">Future plans for each section are noted in the above report</text:p>
                </text:list-header>
              </text:list>
            </text:list-item>
          </text:list>
        </text:list-item>
      </text:list>
      <text:list xml:id="list427577331" text:style-name="L17">
        <text:list-item>
          <text:list>
            <text:list-item>
              <text:p text:style-name="P16"><text:soft-page-break/>How well did any tools you used work?</text:p>
              <text:list>
                <text:list-header>
                  <text:p text:style-name="P16">I have experimented with gcov and several of the other tools discussed in class, but determined that I won't get useful output until my suite of unit tests is significantly more mature. </text:p>
                </text:list-header>
              </text:list>
            </text:list-item>
          </text:list>
        </text:list-item>
      </text:list>
      <text:list xml:id="list617504190" text:style-name="L18">
        <text:list-item>
          <text:list>
            <text:list-item>
              <text:p text:style-name="P17">What infrastructure did you develop or did you need</text:p>
              <text:list>
                <text:list-header>
                  <text:p text:style-name="P17">I plan to either find open-source or write and distribute a Tarantula implementation for analyzing the overall success of my testing efforts. But as mentioned above, I feel that my time is better spent verifying the quality of unit tests at this point in the development process. </text:p>
                </text:list-header>
              </text:list>
            </text:list-item>
          </text:list>
        </text:list-item>
      </text:list>
      <text:list xml:id="list436077897" text:style-name="L19">
        <text:list-item>
          <text:list>
            <text:list-item>
              <text:p text:style-name="P18">How useful was automated testing vs. hand unit tests vs. code <text:s/>inspection, in your case?</text:p>
              <text:list>
                <text:list-header>
                  <text:p text:style-name="P18">Some amount of code inspection is always necessary, in order to choose the most elegant and correct solution to a given problem. I have found that automated testing frameworks often fail spectacularly unless the tester has an extremely clear idea of the code's desired behavior, which would require a greater familiarity with the Dominion game than I have had time to achieve. I have found the development of handmade unit tests most useful for my own understanding of the game's interior mechanics. Writing and then evaluating the success of a unit test allows me to study precisely what a section of code ought to do, and confirm that it fits in with the bigger picture of the game's functionality. Without the documentation that's represented by a clear set of unit tests, it would be almost impossible to fix the code correctly when a more advanced testing system discovers an error. </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8T00:56:49</meta:creation-date>
    <meta:document-statistic meta:table-count="0" meta:image-count="0" meta:object-count="0" meta:page-count="3" meta:paragraph-count="48" meta:word-count="1336" meta:character-count="7748"/>
    <dc:date>2012-05-18T02:29:34</dc:date>
    <meta:editing-duration>PT10M42S</meta:editing-duration>
    <meta:editing-cycles>1</meta:editing-cycles>
    <meta:generator>LibreOffice/3.3$Linux LibreOffice_project/330m19$Build-401</meta:generator>
  </office:meta>
</office:document-meta>
</file>